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Project B: Lennard-Jones System</text:p>
      <text:p text:style-name="Normal"/>
      <text:p text:style-name="P2">Abstract:</text:p>
      <text:p text:style-name="Normal">Help</text:p>
      <text:p text:style-name="Normal"/>
      <text:p text:style-name="P3">Introduction:</text:p>
      <text:p text:style-name="Normal">Help</text:p>
      <text:p text:style-name="Normal"/>
      <text:p text:style-name="P4">Computational Method:</text:p>
      <text:p text:style-name="Normal">Help</text:p>
      <text:p text:style-name="Normal"/>
      <text:p text:style-name="P5">Results and Analysis:</text:p>
      <text:p text:style-name="Normal">Help</text:p>
      <text:p text:style-name="Normal"/>
      <text:p text:style-name="P6">Conclusions:</text:p>
      <text:p text:style-name="Normal">Help</text:p>
      <text:p text:style-name="Normal"/>
      <text:p text:style-name="P7">References:</text:p>
      <text:p text:style-name="Normal">Help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header>
        <text:p text:style-name="Header">s1639706<text:tab/>Computer Modelling<text:tab/>30/03/22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lizabeth Forster</meta:initial-creator>
    <dc:creator>Elizabeth Forster</dc:creator>
    <meta:creation-date>2022-03-30T18:35:00Z</meta:creation-date>
    <dc:date>2022-03-30T18:42:00Z</dc:date>
    <meta:template xlink:href="Normal" xlink:type="simple"/>
    <meta:editing-cycles>1</meta:editing-cycles>
    <meta:editing-duration>PT420S</meta:editing-duration>
    <meta:document-statistic meta:page-count="1" meta:paragraph-count="1" meta:word-count="24" meta:character-count="162" meta:row-count="1" meta:non-whitespace-character-count="139"/>
  </office:meta>
</office:document-meta>
</file>